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36e25" officeooo:paragraph-rsid="000ed2a8" style:font-size-asian="12pt" style:font-size-complex="12pt"/>
    </style:style>
    <style:style style:name="P2" style:family="paragraph" style:parent-style-name="Standard">
      <style:text-properties fo:font-size="12pt" officeooo:rsid="00166533" officeooo:paragraph-rsid="000ed2a8" style:font-size-asian="12pt" style:font-size-complex="12pt"/>
    </style:style>
    <style:style style:name="P3" style:family="paragraph" style:parent-style-name="Standard">
      <style:text-properties fo:font-size="12pt" officeooo:rsid="0014708c" officeooo:paragraph-rsid="000ed2a8" style:font-size-asian="12pt" style:font-size-complex="12pt"/>
    </style:style>
    <style:style style:name="P4" style:family="paragraph" style:parent-style-name="Standard">
      <style:text-properties fo:font-size="12pt" officeooo:rsid="001c2edc" officeooo:paragraph-rsid="001c2edc" style:font-size-asian="12pt" style:font-size-complex="12pt"/>
    </style:style>
    <style:style style:name="P5" style:family="paragraph" style:parent-style-name="Standard">
      <style:text-properties fo:font-size="12pt" officeooo:rsid="002221d2" officeooo:paragraph-rsid="002221d2" style:font-size-asian="12pt" style:font-size-complex="12pt"/>
    </style:style>
    <style:style style:name="P6" style:family="paragraph" style:parent-style-name="Standard">
      <style:text-properties fo:font-size="12pt" officeooo:rsid="0023a42c" officeooo:paragraph-rsid="0023a42c" style:font-size-asian="12pt" style:font-size-complex="12pt"/>
    </style:style>
    <style:style style:name="P7" style:family="paragraph" style:parent-style-name="Standard">
      <style:text-properties fo:font-size="12pt" officeooo:rsid="00258fe3" officeooo:paragraph-rsid="00258fe3" style:font-size-asian="12pt" style:font-size-complex="12pt"/>
    </style:style>
    <style:style style:name="P8" style:family="paragraph" style:parent-style-name="Standard">
      <style:text-properties fo:font-size="12pt" officeooo:rsid="002bb847" officeooo:paragraph-rsid="002bb847" style:font-size-asian="12pt" style:font-size-complex="12pt"/>
    </style:style>
    <style:style style:name="P9" style:family="paragraph" style:parent-style-name="Standard">
      <style:text-properties fo:font-size="12pt" fo:font-weight="bold" officeooo:rsid="00136e25" officeooo:paragraph-rsid="000ed2a8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14708c" officeooo:paragraph-rsid="000ed2a8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officeooo:rsid="00188c99" officeooo:paragraph-rsid="000ed2a8" style:font-size-asian="12pt" style:font-size-complex="12pt"/>
    </style:style>
    <style:style style:name="P12" style:family="paragraph" style:parent-style-name="Standard">
      <style:text-properties fo:font-size="12pt" officeooo:rsid="00190c85" officeooo:paragraph-rsid="000ed2a8" style:font-size-asian="12pt" style:font-size-complex="12pt"/>
    </style:style>
    <style:style style:name="P13" style:family="paragraph" style:parent-style-name="Standard">
      <style:text-properties fo:font-size="12pt" officeooo:rsid="0014605b" officeooo:paragraph-rsid="000ed2a8" style:font-size-asian="12pt" style:font-size-complex="12pt"/>
    </style:style>
    <style:style style:name="P14" style:family="paragraph" style:parent-style-name="Standard">
      <style:text-properties fo:font-size="12pt" officeooo:rsid="0011a5b3" officeooo:paragraph-rsid="000ed2a8" style:font-size-asian="12pt" style:font-size-complex="12pt"/>
    </style:style>
    <style:style style:name="P15" style:family="paragraph" style:parent-style-name="Standard">
      <style:text-properties fo:font-size="12pt" officeooo:rsid="00165798" officeooo:paragraph-rsid="000ed2a8" style:font-size-asian="12pt" style:font-size-complex="12pt"/>
    </style:style>
    <style:style style:name="P16" style:family="paragraph" style:parent-style-name="Standard">
      <style:text-properties fo:font-size="12pt" officeooo:rsid="0016daf8" officeooo:paragraph-rsid="000ed2a8" style:font-size-asian="12pt" style:font-size-complex="12pt"/>
    </style:style>
    <style:style style:name="P17" style:family="paragraph" style:parent-style-name="Standard">
      <style:text-properties fo:font-size="12pt" officeooo:rsid="001a99ab" officeooo:paragraph-rsid="000ed2a8" style:font-size-asian="12pt" style:font-size-complex="12pt"/>
    </style:style>
    <style:style style:name="P18" style:family="paragraph" style:parent-style-name="Standard">
      <style:text-properties fo:font-size="12pt" officeooo:rsid="001c2edc" officeooo:paragraph-rsid="000ed2a8" style:font-size-asian="12pt" style:font-size-complex="12pt"/>
    </style:style>
    <style:style style:name="P19" style:family="paragraph" style:parent-style-name="Standard">
      <style:text-properties fo:font-size="12pt" officeooo:rsid="001e213c" officeooo:paragraph-rsid="001c2edc" style:font-size-asian="12pt" style:font-size-complex="12pt"/>
    </style:style>
    <style:style style:name="P20" style:family="paragraph" style:parent-style-name="Standard">
      <style:text-properties fo:font-size="12pt" officeooo:rsid="002125ff" officeooo:paragraph-rsid="000ed2a8" style:font-size-asian="12pt" style:font-size-complex="12pt"/>
    </style:style>
    <style:style style:name="P21" style:family="paragraph" style:parent-style-name="Standard">
      <style:text-properties fo:font-size="12pt" officeooo:rsid="002c1444" officeooo:paragraph-rsid="002c1444" style:font-size-asian="12pt" style:font-size-complex="12pt"/>
    </style:style>
    <style:style style:name="P22" style:family="paragraph" style:parent-style-name="Standard">
      <style:text-properties fo:font-size="12pt" officeooo:rsid="002c1444" officeooo:paragraph-rsid="002f30ee" style:font-size-asian="12pt" style:font-size-complex="12pt"/>
    </style:style>
    <style:style style:name="T1" style:family="text">
      <style:text-properties officeooo:rsid="00163a72"/>
    </style:style>
    <style:style style:name="T2" style:family="text">
      <style:text-properties officeooo:rsid="00164aa6"/>
    </style:style>
    <style:style style:name="T3" style:family="text">
      <style:text-properties officeooo:rsid="0014708c"/>
    </style:style>
    <style:style style:name="T4" style:family="text">
      <style:text-properties officeooo:rsid="00109325"/>
    </style:style>
    <style:style style:name="T5" style:family="text">
      <style:text-properties officeooo:rsid="0011a5b3"/>
    </style:style>
    <style:style style:name="T6" style:family="text">
      <style:text-properties officeooo:rsid="0012c1b1"/>
    </style:style>
    <style:style style:name="T7" style:family="text">
      <style:text-properties officeooo:rsid="0014605b"/>
    </style:style>
    <style:style style:name="T8" style:family="text">
      <style:text-properties officeooo:rsid="00165798"/>
    </style:style>
    <style:style style:name="T9" style:family="text">
      <style:text-properties officeooo:rsid="0016daf8"/>
    </style:style>
    <style:style style:name="T10" style:family="text">
      <style:text-properties officeooo:rsid="00188c99"/>
    </style:style>
    <style:style style:name="T11" style:family="text">
      <style:text-properties officeooo:rsid="00190c85"/>
    </style:style>
    <style:style style:name="T12" style:family="text">
      <style:text-properties officeooo:rsid="001b0e04"/>
    </style:style>
    <style:style style:name="T13" style:family="text">
      <style:text-properties officeooo:rsid="001e213c"/>
    </style:style>
    <style:style style:name="T14" style:family="text">
      <style:text-properties officeooo:rsid="00202a1a"/>
    </style:style>
    <style:style style:name="T15" style:family="text">
      <style:text-properties officeooo:rsid="00258fe3"/>
    </style:style>
    <style:style style:name="T16" style:family="text">
      <style:text-properties officeooo:rsid="002cd990"/>
    </style:style>
    <style:style style:name="T17" style:family="text">
      <style:text-properties officeooo:rsid="002e4046"/>
    </style:style>
    <style:style style:name="T18" style:family="text">
      <style:text-properties officeooo:rsid="002f30ee"/>
    </style:style>
    <style:style style:name="T19" style:family="text">
      <style:text-properties officeooo:rsid="002f6e63"/>
    </style:style>
    <style:style style:name="T20" style:family="text">
      <style:text-properties officeooo:rsid="002ff886"/>
    </style:style>
    <style:style style:name="T21" style:family="text">
      <style:text-properties officeooo:rsid="0031e7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line</text:p>
      <text:p text:style-name="P2">T = TICK</text:p>
      <text:p text:style-name="P2">A = APEC</text:p>
      <text:p text:style-name="P2">[X] = Link</text:p>
      <text:p text:style-name="P1"/>
      <text:p text:style-name="P9">1) Describe previous <text:span text:style-name="T1">attempts</text:span> at:</text:p>
      <text:p text:style-name="P1"><text:tab/>a) <text:span text:style-name="T2">A</text:span>uthentication</text:p>
      <text:p text:style-name="P1"><text:tab/><text:tab/><text:span text:style-name="T10">1) taxonomy and classification of services</text:span></text:p>
      <text:p text:style-name="P11"><text:tab/><text:tab/>2) local time-stamp authentication protocols.</text:p>
      <text:p text:style-name="P11"><text:tab/><text:tab/>3) hop-by-hop authentication.</text:p>
      <text:p text:style-name="P11"><text:tab/><text:tab/>4) recommendation and reference protocol.</text:p>
      <text:p text:style-name="P11"><text:tab/><text:tab/>5) location-limited channels with pre-authentication.</text:p>
      <text:p text:style-name="P12"><text:tab/><text:tab/>6) end-to-end data authentication scheme that relies on mutual trust between nodes.</text:p>
      <text:p text:style-name="P1"><text:tab/><text:tab/><text:span text:style-name="T11">7) *1 (super long)</text:span></text:p>
      <text:p text:style-name="P1"><text:tab/>b) Encryption</text:p>
      <text:p text:style-name="P1"><text:tab/><text:span text:style-name="T7">6t) This paper looked at three en-route dynamic filtering schemes.</text:span></text:p>
      <text:p text:style-name="P1"><text:tab/><text:tab/><text:span text:style-name="T7">a) Dynamic En-route Filtering (DEF)</text:span></text:p>
      <text:p text:style-name="P1"><text:tab/><text:tab/><text:span text:style-name="T7">b) Statistical En-route filtering (SEF)</text:span></text:p>
      <text:p text:style-name="P13"><text:tab/><text:tab/>c) Secure Ticket-based En-route Filtering (STEF)</text:p>
      <text:p text:style-name="P13"><text:tab/><text:tab/>d) Common downsides:</text:p>
      <text:p text:style-name="P13"><text:tab/><text:tab/><text:tab/>1) complicated. Utilize many keys</text:p>
      <text:p text:style-name="P13"><text:tab/><text:tab/><text:tab/>2) transmit many keys, using energy</text:p>
      <text:p text:style-name="P1"><text:tab/><text:tab/><text:tab/><text:span text:style-name="T7">3) No realistic energy analysis.</text:span></text:p>
      <text:p text:style-name="P1"/>
      <text:p text:style-name="P1"><text:tab/><text:span text:style-name="T4">2t) En-route-filtering schemes explored by other research generally use either static or dynamic key management schemes. </text:span></text:p>
      <text:p text:style-name="P1"><text:tab/><text:tab/><text:span text:style-name="T5">a) increase communication overhead due to keys being refreshed over the network</text:span></text:p>
      <text:p text:style-name="P1"><text:tab/><text:tab/><text:span text:style-name="T5">b) complicated for resource constrained sensors through the usage of many keys</text:span></text:p>
      <text:p text:style-name="P14"><text:tab/><text:tab/>c) transmission of many keys increases energy consumption.</text:p>
      <text:p text:style-name="P1"><text:tab/><text:tab/><text:span text:style-name="T6">e) The energy cost is generally not discussed by researchers.</text:span></text:p>
      <text:p text:style-name="P1"><text:tab/><text:span text:style-name="T7">6t) Radio silence is important for military operations.</text:span></text:p>
      <text:p text:style-name="P1"/>
      <text:p text:style-name="P1"><text:tab/><text:span text:style-name="T8">7t) Two studies associating keys with time information.</text:span></text:p>
      <text:p text:style-name="P1"><text:tab/><text:tab/><text:span text:style-name="T8">a) uTESLA</text:span></text:p>
      <text:p text:style-name="P15"><text:tab/><text:tab/><text:tab/>1) loose-time synchronization and delayed key disclosure.</text:p>
      <text:p text:style-name="P15"><text:tab/><text:tab/><text:tab/>2) vulnerable to attacks</text:p>
      <text:p text:style-name="P1"><text:tab/><text:tab/><text:span text:style-name="T8">b) TPSKD</text:span></text:p>
      <text:p text:style-name="P16"><text:tab/><text:tab/><text:tab/>1) time is used to create session keys between nodes</text:p>
      <text:p text:style-name="P16"><text:tab/><text:tab/><text:tab/>2) disadvantage: nodes must transmit drift values, which increases communication costs.</text:p>
      <text:p text:style-name="P1"><text:tab/><text:tab/><text:tab/><text:span text:style-name="T9">3) Assumptions are made that the drift values will remain static.</text:span></text:p>
      <text:p text:style-name="P1"/>
      <text:p text:style-name="P9">2) Our Motivation</text:p>
      <text:p text:style-name="P17"><text:tab/>1) Add low-transmission cost encryption to APEC</text:p>
      <text:p text:style-name="P17"><text:tab/>2) Silent, secure network.</text:p>
      <text:p text:style-name="P1"><text:tab/><text:span text:style-name="T12">3) Further defense against eavesdropping; man-in-them-middle; replay; impersonation; session hijacking; reflection; and interleaving attacks.</text:span></text:p>
      <text:p text:style-name="P1"/>
      <text:p text:style-name="P9">3) Brief Discussion</text:p>
      <text:p text:style-name="P1"><text:soft-page-break/><text:tab/>a) APEC</text:p>
      <text:p text:style-name="P18"><text:tab/><text:tab/>1) unique, non-overlapping time slots.</text:p>
      <text:p text:style-name="P18"><text:tab/><text:tab/>2) time slots assigned to each node.</text:p>
      <text:p text:style-name="P4"><text:tab/><text:tab/>3) psudo-randomly corollated frequency channel to be used during the time slot.</text:p>
      <text:p text:style-name="P4"><text:tab/><text:tab/>4) the combination of a time slot and frequency creates a 2D description of network communications.</text:p>
      <text:p text:style-name="P4"><text:tab/><text:tab/>5) <text:span text:style-name="T13">Communication is parameterized as a space-time, 2-tuple coordinate basis.</text:span></text:p>
      <text:p text:style-name="P4"><text:tab/><text:tab/><text:tab/><text:span text:style-name="T13">a) Time slot Ti, Frequency Fi</text:span></text:p>
      <text:p text:style-name="P19"><text:tab/><text:tab/>6) Simplification: cluster formation with a single cluster head node. All communication is between a cluster head and each individual node within the cluster.</text:p>
      <text:p text:style-name="P4"><text:tab/><text:tab/><text:span text:style-name="T14">7) multi-hop networking routing is facilitated using AODV.</text:span></text:p>
      <text:p text:style-name="P1"><text:tab/>b) TICK</text:p>
      <text:p text:style-name="P20"><text:tab/><text:tab/>1) local time value of node as dynamic encryption key.</text:p>
      <text:p text:style-name="P5"><text:tab/><text:tab/>2) receiving nodes use their local time to decode timing key of source node</text:p>
      <text:p text:style-name="P5"><text:tab/><text:tab/>3) As time progresses subsequent transmission use different time values.</text:p>
      <text:p text:style-name="P5"><text:tab/><text:tab/>4) provides one-time keys for each packet transmitted and hence avoids stale keys.</text:p>
      <text:p text:style-name="P6"><text:tab/><text:tab/>5) Three main parts of the tick algorithm: <text:span text:style-name="T15">(use 9, 11 + others for detailed descriptions)</text:span></text:p>
      <text:p text:style-name="P6"><text:tab/><text:tab/><text:tab/>a) Time-based key management (TKM)</text:p>
      <text:p text:style-name="P6"><text:tab/><text:tab/><text:tab/>b) Crypto (CRYPT)</text:p>
      <text:p text:style-name="P6"><text:tab/><text:tab/><text:tab/>c) Filtering-forwarding modules (FFWD)</text:p>
      <text:p text:style-name="P7"><text:tab/><text:tab/>6) source nodes are synchronized and loaded with a network-wide init vector (IV) pre-deployment.</text:p>
      <text:p text:style-name="P7"><text:tab/><text:tab/><text:tab/>a) used with local time to generate dynamic keys.</text:p>
      <text:p text:style-name="P7"/>
      <text:p text:style-name="P1"/>
      <text:p text:style-name="P9">4) <text:span text:style-name="T3">Merger (ideas)</text:span></text:p>
      <text:p text:style-name="P1"/>
      <text:p text:style-name="P22">Improvements</text:p>
      <text:p text:style-name="P22"><text:tab/>1) <text:span text:style-name="T16">TICK</text:span></text:p>
      <text:p text:style-name="P21"><text:tab/><text:tab/><text:span text:style-name="T16">a) How will it manage multiple incoming messages?</text:span></text:p>
      <text:p text:style-name="P21"><text:tab/><text:tab/><text:span text:style-name="T16">b) Initialization routines could be listened to? Maybe APEC solved this?</text:span></text:p>
      <text:p text:style-name="P21"><text:span text:style-name="T16"><text:tab/><text:tab/>c) Good messages being dropped. How to prevent that?</text:span></text:p>
      <text:p text:style-name="P21"><text:span text:style-name="T17"><text:tab/><text:tab/>d) How can long-term drift be managed?</text:span></text:p>
      <text:p text:style-name="P21"><text:tab/><text:tab/><text:span text:style-name="T17">e) How can new nodes be synchronized?</text:span></text:p>
      <text:p text:style-name="P21"><text:tab/><text:tab/><text:span text:style-name="T18">f) How can multiple clusters be synchronized?</text:span></text:p>
      <text:p text:style-name="P21"><text:tab/><text:tab/><text:span text:style-name="T18">g) What are good time divisions?</text:span></text:p>
      <text:p text:style-name="P22"><text:span text:style-name="T18"><text:tab/>2) APEC</text:span></text:p>
      <text:p text:style-name="P21"><text:tab/><text:tab/><text:span text:style-name="T18">a) How will multihop be implemented?</text:span></text:p>
      <text:p text:style-name="P21"><text:tab/><text:tab/><text:span text:style-name="T19">b) How much of a delay will TICK add to the time slots?</text:span></text:p>
      <text:p text:style-name="P21"><text:span text:style-name="T20"><text:tab/><text:tab/>c) How will it be possible to synchronize when time slots are used?</text:span></text:p>
      <text:p text:style-name="P21"><text:span text:style-name="T20"><text:tab/><text:tab/>d) How will multiple clusters merge with competing time slots and frequencies?</text:span></text:p>
      <text:p text:style-name="P21"><text:tab/><text:tab/><text:span text:style-name="T20">e) Will communication between multiple clusters even be possible?</text:span></text:p>
      <text:p text:style-name="P21"><text:tab/><text:tab/><text:span text:style-name="T20">f) Is anything like TCP even possible? Any transmission guarantees? </text:span></text:p>
      <text:p text:style-name="P21"><text:tab/><text:tab/><text:span text:style-name="T21">g) is there a way to use psudo-random number generator for TICK?</text:span></text:p>
      <text:p text:style-name="P21"/>
      <text:p text:style-name="P21"/>
      <text:p text:style-name="P1"/>
      <text:p text:style-name="P1"/>
      <text:p text:style-name="P1"/>
      <text:p text:style-name="P1"><text:soft-page-break/></text:p>
      <text:p text:style-name="P1"/>
      <text:p text:style-name="P10">5) Simulation (Technologies)</text:p>
      <text:p text:style-name="P8"><text:tab/>a) TICK</text:p>
      <text:p text:style-name="P8"><text:tab/><text:tab/>1) energy performance (see 14).</text:p>
      <text:p text:style-name="P8"><text:tab/><text:tab/>2) Georgia tech Sensor Network Simulator (see 15).</text:p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3:08:11.579000000</meta:creation-date>
    <dc:date>2017-01-30T23:03:14.983000000</dc:date>
    <meta:editing-duration>PT4H12M45S</meta:editing-duration>
    <meta:editing-cycles>25</meta:editing-cycles>
    <meta:generator>LibreOffice/5.2.3.3$Windows_x86 LibreOffice_project/d54a8868f08a7b39642414cf2c8ef2f228f780cf</meta:generator>
    <meta:document-statistic meta:table-count="0" meta:image-count="0" meta:object-count="0" meta:page-count="3" meta:paragraph-count="83" meta:word-count="602" meta:character-count="4029" meta:non-whitespace-character-count="3363"/>
  </office:meta>
</office:document-meta>
</file>